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 draw:shadow="hidden"/>
    </style:style>
    <style:style style:name="gr2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2.174cm"/>
    </style:style>
    <style:style style:name="gr3" style:family="graphic" style:parent-style-name="standard">
      <style:graphic-properties draw:stroke="none" svg:stroke-color="#000000" draw:fill="none" draw:fill-color="#ffffff" fo:min-height="0.395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9.195cm"/>
    </style:style>
    <style:style style:name="gr7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2.464cm"/>
    </style:style>
    <style:style style:name="gr8" style:family="graphic" style:parent-style-name="standard">
      <style:graphic-properties svg:stroke-color="#000000" draw:fill-color="#cfe7f5" draw:textarea-horizontal-align="justify" draw:textarea-vertical-align="middle" draw:auto-grow-height="false" fo:min-height="5.404cm" fo:min-width="3.893cm" draw:shadow="visible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fo:min-height="0.41cm"/>
    </style:style>
    <style:style style:name="gr10" style:family="graphic" style:parent-style-name="standard">
      <style:graphic-properties draw:stroke="none" svg:stroke-color="#000000" draw:fill="none" draw:fill-color="#ffffff" fo:min-height="0.713cm"/>
    </style:style>
    <style:style style:name="gr11" style:family="graphic" style:parent-style-name="standard">
      <style:graphic-properties draw:fill="solid" draw:fill-color="#2bd0d2" draw:textarea-horizontal-align="justify" draw:textarea-vertical-align="middle" draw:auto-grow-height="false" fo:min-height="0.131cm" fo:min-width="13.851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2bd0d2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7.634cm" svg:y1="35.473cm" svg:x2="50.454cm" svg:y2="35.473cm">
          <text:p/>
        </draw:line>
        <draw:custom-shape draw:style-name="gr2" draw:text-style-name="P3" draw:layer="layout" svg:width="12.674cm" svg:height="0.381cm" draw:transform="rotate (1.5707963267949) translate (48.574cm 41.741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To </text:span><text:span text:style-name="T1">addr</text:span><text:span text:style-name="T1">ess </text:span><text:span text:style-name="T1">deco</text:span><text:span text:style-name="T1">d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508cm" svg:height="0.645cm" svg:x="49.159cm" svg:y="35.38cm">
          <draw:text-box>
            <text:p><text:span text:style-name="T2">8</text:span></text:p>
          </draw:text-box>
        </draw:frame>
        <draw:line draw:style-name="gr4" draw:text-style-name="P1" draw:layer="layout" svg:x1="49.21cm" svg:y1="35.125cm" svg:x2="49.871cm" svg:y2="35.786cm">
          <text:p/>
        </draw:line>
        <draw:line draw:style-name="gr5" draw:text-style-name="P1" draw:layer="layout" svg:x1="50.378cm" svg:y1="28.528cm" svg:x2="47.685cm" svg:y2="28.528cm">
          <text:p/>
        </draw:line>
        <draw:frame draw:style-name="gr3" draw:text-style-name="P4" draw:layer="layout" svg:width="0.508cm" svg:height="0.645cm" svg:x="49.484cm" svg:y="28.433cm">
          <draw:text-box>
            <text:p><text:span text:style-name="T2">3</text:span></text:p>
          </draw:text-box>
        </draw:frame>
        <draw:line draw:style-name="gr4" draw:text-style-name="P1" draw:layer="layout" svg:x1="49.535cm" svg:y1="28.178cm" svg:x2="50.196cm" svg:y2="28.839cm">
          <text:p/>
        </draw:line>
        <draw:custom-shape draw:style-name="gr6" draw:text-style-name="P3" draw:layer="layout" svg:width="19.695cm" svg:height="0.381cm" svg:x="3.72cm" svg:y="4.903cm">
          <draw:glue-point draw:id="4" svg:x="-2.357cm" svg:y="5.013cm"/>
          <draw:glue-point draw:id="5" svg:x="2.359cm" svg:y="5.013cm"/>
          <draw:glue-point draw:id="6" svg:x="-4.572cm" svg:y="5.013cm"/>
          <draw:glue-point draw:id="7" svg:x="-3.853cm" svg:y="4.96cm"/>
          <text:p text:style-name="P2"><text:span text:style-name="T1">d</text:span><text:span text:style-name="T1">a</text:span><text:span text:style-name="T1">t</text:span><text:span text:style-name="T1">a</text:span><text:span text:style-name="T1"> </text:span><text:span text:style-name="T1">b</text:span><text:span text:style-name="T1">u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2.964cm" svg:height="0.381cm" draw:transform="rotate (1.5707963267949) translate (47.253cm 40.344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d</text:span><text:span text:style-name="T1">at</text:span><text:span text:style-name="T1">a </text:span><text:span text:style-name="T1">b</text:span><text:span text:style-name="T1">u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393cm" svg:height="5.654cm" svg:x="50.456cm" svg:y="28.416cm">
          <text:p text:style-name="P2"><text:span text:style-name="T3">PUSH-BUTTON</text:span></text:p>
          <text:p text:style-name="P2"><text:span text:style-name="T3">DRIV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55.583cm" svg:y1="28.964cm" svg:x2="56.244cm" svg:y2="29.625cm">
          <text:p/>
        </draw:line>
        <draw:frame draw:style-name="gr3" draw:text-style-name="P4" draw:layer="layout" svg:width="0.508cm" svg:height="0.645cm" svg:x="55.533cm" svg:y="29.22cm">
          <draw:text-box>
            <text:p><text:span text:style-name="T2">3</text:span></text:p>
          </draw:text-box>
        </draw:frame>
        <draw:line draw:style-name="gr5" draw:text-style-name="P1" draw:layer="layout" svg:x1="50.428cm" svg:y1="29.315cm" svg:x2="48.929cm" svg:y2="29.315cm">
          <text:p/>
        </draw:line>
        <draw:line draw:style-name="gr4" draw:text-style-name="P1" draw:layer="layout" svg:x1="55.584cm" svg:y1="28.965cm" svg:x2="56.245cm" svg:y2="29.626cm">
          <text:p/>
        </draw:line>
        <draw:frame draw:style-name="gr3" draw:text-style-name="P4" draw:layer="layout" svg:width="0.508cm" svg:height="0.645cm" svg:x="49.534cm" svg:y="29.22cm">
          <draw:text-box>
            <text:p><text:span text:style-name="T2">3</text:span></text:p>
          </draw:text-box>
        </draw:frame>
        <draw:line draw:style-name="gr4" draw:text-style-name="P1" draw:layer="layout" svg:x1="49.585cm" svg:y1="28.965cm" svg:x2="50.246cm" svg:y2="29.626cm">
          <text:p/>
        </draw:line>
        <draw:frame draw:style-name="gr9" draw:text-style-name="P4" draw:layer="layout" svg:width="2.006cm" svg:height="0.66cm" svg:x="50.531cm" svg:y="29.015cm">
          <draw:text-box>
            <text:p><text:span text:style-name="T4">sw</text:span><text:span text:style-name="T4">_o</text:span><text:span text:style-name="T4">ut</text:span></text:p>
          </draw:text-box>
        </draw:frame>
        <draw:frame draw:style-name="gr9" draw:text-style-name="P4" draw:layer="layout" svg:width="2.006cm" svg:height="0.66cm" svg:x="53.331cm" svg:y="29.015cm">
          <draw:text-box>
            <text:p><text:span text:style-name="T4">sw_in</text:span></text:p>
          </draw:text-box>
        </draw:frame>
        <draw:line draw:style-name="gr5" draw:text-style-name="P1" draw:layer="layout" svg:x1="56.931cm" svg:y1="29.243cm" svg:x2="54.849cm" svg:y2="29.243cm">
          <text:p/>
        </draw:line>
        <draw:frame draw:style-name="gr9" draw:text-style-name="P4" draw:layer="layout" svg:width="2.006cm" svg:height="0.66cm" svg:x="50.53cm" svg:y="29.711cm">
          <draw:text-box>
            <text:p><text:span text:style-name="T4">clk</text:span></text:p>
          </draw:text-box>
        </draw:frame>
        <draw:custom-shape draw:style-name="gr8" draw:text-style-name="P5" draw:layer="layout" svg:width="4.393cm" svg:height="5.654cm" svg:x="50.481cm" svg:y="34.528cm">
          <text:p text:style-name="P2"><text:span text:style-name="T5">SEQUENCER</text:span></text:p>
          <text:p text:style-name="P2"><text:span text:style-name="T5">LOOP</text:span></text:p>
          <text:p text:style-name="P2"><text:span text:style-name="T5">CONTROLLER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4.874cm" svg:y1="35.457cm" svg:x2="56.956cm" svg:y2="35.457cm">
          <text:p/>
        </draw:line>
        <draw:line draw:style-name="gr5" draw:text-style-name="P1" draw:layer="layout" svg:x1="56.93cm" svg:y1="39.125cm" svg:x2="54.872cm" svg:y2="39.098cm">
          <text:p/>
        </draw:line>
        <draw:frame draw:style-name="gr9" draw:text-style-name="P4" draw:layer="layout" svg:width="2.006cm" svg:height="0.66cm" svg:x="50.556cm" svg:y="35.127cm">
          <draw:text-box>
            <text:p><text:span text:style-name="T4">fre</text:span><text:span text:style-name="T4">q_</text:span><text:span text:style-name="T4">in</text:span></text:p>
          </draw:text-box>
        </draw:frame>
        <draw:frame draw:style-name="gr10" draw:text-style-name="P6" draw:layer="layout" svg:width="2.489cm" svg:height="0.963cm" svg:x="53.577cm" svg:y="38.793cm">
          <draw:text-box>
            <text:p><text:span text:style-name="T4">kbd_in</text:span></text:p>
          </draw:text-box>
        </draw:frame>
        <draw:frame draw:style-name="gr9" draw:text-style-name="P4" draw:layer="layout" svg:width="2.006cm" svg:height="0.66cm" svg:x="53.356cm" svg:y="35.127cm">
          <draw:text-box>
            <text:p><text:span text:style-name="T4">snd_out</text:span></text:p>
          </draw:text-box>
        </draw:frame>
        <draw:line draw:style-name="gr5" draw:text-style-name="P1" draw:layer="layout" svg:x1="48.955cm" svg:y1="39.128cm" svg:x2="50.454cm" svg:y2="39.128cm">
          <text:p/>
        </draw:line>
        <draw:frame draw:style-name="gr10" draw:text-style-name="P6" draw:layer="layout" svg:width="2.489cm" svg:height="0.963cm" svg:x="50.556cm" svg:y="38.728cm">
          <draw:text-box>
            <text:p><text:span text:style-name="T4">sel_loop</text:span></text:p>
          </draw:text-box>
        </draw:frame>
        <draw:line draw:style-name="gr5" draw:text-style-name="P1" draw:layer="layout" svg:x1="48.955cm" svg:y1="39.729cm" svg:x2="50.454cm" svg:y2="39.729cm">
          <text:p/>
        </draw:line>
        <draw:frame draw:style-name="gr10" draw:text-style-name="P6" draw:layer="layout" svg:width="2.489cm" svg:height="0.963cm" svg:x="50.556cm" svg:y="39.329cm">
          <draw:text-box>
            <text:p><text:span text:style-name="T4">sel_snd</text:span></text:p>
          </draw:text-box>
        </draw:frame>
        <draw:line draw:style-name="gr5" draw:text-style-name="P1" draw:layer="layout" svg:x1="54.874cm" svg:y1="36.157cm" svg:x2="56.956cm" svg:y2="36.157cm">
          <text:p/>
        </draw:line>
        <draw:frame draw:style-name="gr9" draw:text-style-name="P4" draw:layer="layout" svg:width="2.006cm" svg:height="0.66cm" svg:x="53.356cm" svg:y="35.827cm">
          <draw:text-box>
            <text:p><text:span text:style-name="T4">led_out</text:span></text:p>
          </draw:text-box>
        </draw:frame>
        <draw:line draw:style-name="gr4" draw:text-style-name="P1" draw:layer="layout" svg:x1="55.211cm" svg:y1="35.878cm" svg:x2="55.872cm" svg:y2="36.539cm">
          <text:p/>
        </draw:line>
        <draw:frame draw:style-name="gr3" draw:text-style-name="P4" draw:layer="layout" svg:width="0.508cm" svg:height="0.645cm" svg:x="55.159cm" svg:y="36.133cm">
          <draw:text-box>
            <text:p><text:span text:style-name="T2">8</text:span></text:p>
          </draw:text-box>
        </draw:frame>
        <draw:custom-shape draw:style-name="gr11" draw:text-style-name="P3" draw:layer="layout" svg:width="14.351cm" svg:height="0.381cm" draw:transform="rotate (1.5707963267949) translate (56.956cm 41.716cm)">
          <draw:glue-point draw:id="4" svg:x="4.934cm" svg:y="2.355cm"/>
          <draw:glue-point draw:id="5" svg:x="4.934cm" svg:y="-2.356cm"/>
          <draw:glue-point draw:id="6" svg:x="4.934cm" svg:y="4.57cm"/>
          <draw:glue-point draw:id="7" svg:x="4.881cm" svg:y="3.851cm"/>
          <text:p text:style-name="P2"><text:span text:style-name="T1">To </text:span><text:span text:style-name="T1">Basys</text:span><text:span text:style-name="T1">2 </text:span><text:span text:style-name="T1">Periph</text:span><text:span text:style-name="T1">eral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9:52:06.788403529</meta:creation-date>
    <dc:date>2019-12-16T16:00:36.585023494</dc:date>
    <meta:editing-duration>PT14M30S</meta:editing-duration>
    <meta:editing-cycles>2</meta:editing-cycles>
    <meta:generator>LibreOffice/6.0.7.3$Linux_X86_64 LibreOffice_project/00m0$Build-3</meta:generator>
    <meta:document-statistic meta:object-count="35"/>
  </office:meta>
</office:document-meta>
</file>